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6222" calcext:value-type="float">
            <text:p>0.7776222</text:p>
          </table:table-cell>
          <table:table-cell office:value-type="float" office:value="0.0014386" calcext:value-type="float">
            <text:p>0.0014386</text:p>
          </table:table-cell>
          <table:table-cell office:value-type="float" office:value="0.7747898" calcext:value-type="float">
            <text:p>0.7747898</text:p>
          </table:table-cell>
          <table:table-cell office:value-type="float" office:value="0.7804291" calcext:value-type="float">
            <text:p>0.7804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0011" calcext:value-type="float">
            <text:p>0.180011</text:p>
          </table:table-cell>
          <table:table-cell office:value-type="float" office:value="0.0013291" calcext:value-type="float">
            <text:p>0.0013291</text:p>
          </table:table-cell>
          <table:table-cell office:value-type="float" office:value="0.1774206" calcext:value-type="float">
            <text:p>0.1774206</text:p>
          </table:table-cell>
          <table:table-cell office:value-type="float" office:value="0.1826308" calcext:value-type="float">
            <text:p>0.1826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23668" calcext:value-type="float">
            <text:p>0.0423668</text:p>
          </table:table-cell>
          <table:table-cell office:value-type="float" office:value="0.0006968" calcext:value-type="float">
            <text:p>0.0006968</text:p>
          </table:table-cell>
          <table:table-cell office:value-type="float" office:value="0.0410219" calcext:value-type="float">
            <text:p>0.0410219</text:p>
          </table:table-cell>
          <table:table-cell office:value-type="float" office:value="0.0437538" calcext:value-type="float">
            <text:p>0.0437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6:27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38:06.549000000</dc:date>
    <meta:editing-duration>PT6M6S</meta:editing-duration>
    <meta:editing-cycles>5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